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style:font-name="Times New Roman"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font-style="normal" style:font-size-asian="10.5pt" style:font-style-asian="normal" style:font-style-complex="normal"/>
    </style:style>
    <style:style style:name="T4" style:family="text">
      <style:text-properties style:text-position="super 58%"/>
    </style:style>
    <style:style style:name="T5" style:family="text">
      <style:text-properties style:text-position="super 58%"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urope</text:p>
      <text:p text:style-name="Standard"/>
      <text:p text:style-name="Standard">“No patriotic feelings exist in Belgium.” (Leopold I to Nothomb, 17 Aug. 1858, in Thielemans, p. XXXIII, in Belien, p. 60) <text:s/></text:p>
      <text:p text:style-name="Standard">-King Leopold I</text:p>
      <text:p text:style-name="Standard"/>
      <text:p text:style-name="Standard"/>
      <text:p text:style-name="Standard">Privatized Colonialism</text:p>
      <text:p text:style-name="Standard"/>
      <text:p text:style-name="Standard"><text:tab/>The world's first multinational corporation and the first company to issue stock for public purchase was established in 1602. <text:span text:style-name="T1">Vereenigde Oost-Indische Compagnie</text:span><text:span text:style-name="T2"> (the Dutch East India Company) or the </text:span><text:span text:style-name="T3">VOC</text:span><text:span text:style-name="T2"> for short, was formed at a point in Western economic history when companies had to be granted a charter by the government in order to operate. Charters had a fixed expiration date and if the State decided that the company was not competing with their political interests, the charter could be renewed. If not, the charter expired and the company would be dissolved. <text:s/>Charters were initially granted to munuicpalities and guilds operating in a particular area of the state, and acted as essential government protection in a medieval environment of near-constant social disarray. The Crown, in turn, could call on these chartered companies for their financial support in times of crisis (Cawston and Kean, 1-2).</text:span></text:p>
      <text:p text:style-name="P1"><text:tab/>When the VOC was formed out of the directorships of four Holland and two Zeeland companies the role of the company had shifted somewhat. The European political stage had stabilized since the middle ages, and the primary purpose of the company was to launch business ventures that were too financially burdensome for just one merchant or family, rather than a protection scheme for a group of <text:s/>tradesmen. <text:s/>The six Dutch companies that formed the VOC saw an opportunity to form a coercive monopoly over Asian trade flowing into the Low Countries. With all the major players under one roof, price-depressing competition could be eliminated, and more ambtious expeditions could be launched. From the government's perspective, the company's existence hinged on charter renewal, and so the leadership of the VOC was essentially bound to represent Dutch political interests abroad. </text:p>
      <text:p text:style-name="P1"><text:tab/>In 1581 the northern Dutch provinces of Brabant, Flanders, Holland, Zeeland, and Friesland signed an Act of Abjuration arguing that the Spanish Habsburg Philip II had neglected his duties and obligations as a ruler, abused his Dutch subjects, and was hence unworthy of rule. They selected the French Duke of Anjou to be their ruler, but after botching a coup in Antwerp, he returned to France. The English offered the earl of Leicester as a replacement, but he too planned coups against several cities, watched his legitimacy evaporate, and returned to England. By 1588 the States-General, a collection of representatives from the provincial legislative assemblies, decided that there was no good reason they couldn't rule their provinces themselves, and formed a republic. (Blockmans, 139-140) <text:s text:c="2"/></text:p>
      <text:p text:style-name="Standard"><text:span text:style-name="T2"><text:tab/>Thus, when the VOC was formed, the Dutch Republic was only 14 years old, and would fight against the Spanish in the Low Countries and abroad for another 46 years, finally signing a treaty at the Peace of M</text:span><text:span text:style-name="T7">ünster in 1648. In the interim, the VOC, and its counterpart in the western hemisphere, were invaluable proxy forces in the fight against the Spanish and Portuguese Habsburgs. Although the Spanish Habsburgs claimed a complete monopoly over all Asian maritime trade, Portuguese and Spanish forces were spread very thinly over the Pacific. During the negotiations of 1602, th</text:span><text:span text:style-name="T2">e chief representative of the States-General of Holland, Johan can Oldenbarneveldt, argued that a large company expanding into territory nominally claimed by the Habsburg throne should be formed “for damaging the enemy and for security of the fatherland.” (Boxer, 1) <text:s/>The Dutch Revolt (also known as the Eighty-years War) was in its 34</text:span><text:span text:style-name="T5">th</text:span><text:span text:style-name="T2"> year, and the creation of a powerful, well-financed business venture aiming to seize overseas Spanish possessions that cost only a few signatures was too useful to be turned down. <text:s/>A new and fragile republic essentially gained a foreign ministry and navy at no financial cost whatsoever, and the VOC was granted a sort of pseudo-statehood with no political </text:span><text:soft-page-break/><text:span text:style-name="T2">liability. The State granted companies commercial rights to territory over which they had no military or political control, and companies became polities beholden to a few men that lived thousands of miles from their subjects. It was a virtuous circle. <text:s text:c="2"/></text:span></text:p>
      <text:p text:style-name="Standard"><text:span text:style-name="T2"><text:tab/>The early phases of European colonialism was generally carried out by these strange hybrid organization. Since these were also the world's first joint-stock companies, the organization's ultimate responsibility was to its investors. Although it was necessary for their survival to appease the State, their ultimate mandate was to provide returns to their stockholders. Inevitably, conflicts of interest arose between the company, the State and the markets served by these monopolies. Britain was gradually becoming more and more obsessed with Russia's advances into central Asia towards India, and as the East India Company 's finances became increasingly dire and their corporate/governmental instututions became more and more vulnerable to native insurrection or Russian conquest, the British government assumed total control over the East India Company. The Boston Tea Party was ultimately a reaction against the monopolistic practices of British importers. By the 19</text:span><text:span text:style-name="T5">th</text:span><text:span text:style-name="T2"> century, the many companies being chartered in the “Scramble for Africa” failed to find the success of their predessessors, and as the charter model of pseudo-privatized colonialism became less and less profitable, foreign posessions gradually fell under the direct control of European government.</text:span></text:p>
      <text:p text:style-name="P1"><text:tab/>In 1700 the last Spanish Habsburg king, Charles II died, bequeathing his possessions to his half-sister's grandson, Philip, and King Louis XIV who became Philip V of Spain. Concerned about a unified and expansionist French/Spanish monarchy, Austria, Prussia, Britain, Portugal, the Duchy of Savoy and the Dutch Republic waged a war against the Kingdoms of France and Spain. After their defeat, the Spanish ceded the southern Netherlands to Austria. Belgium briefly gained independence from the Austrians during 1790, and five years later the whole of the southern Netherlands came under the control of the French First Republic. The Dutch Republic became the Batavian Republic, a client state of the French. </text:p>
      <text:p text:style-name="P1"><text:tab/>By this time the VOC's position in Asia had deteriorated considerably. The company had spawned a byzantine web of bureaucracy which was easily and persistently pillaged by corrupt officials. The conservative Asian currency markets preferred Spanish coin to Dutch (in spite of the higher silver-content of the Dutch coins and the Spanish no longer had any power in the Pacific), and the VOC's territory in the Pacific was steadily being lost to the British in the Anglo-Dutch Wars of the 17<text:span text:style-name="T4">th</text:span> and 18<text:span text:style-name="T4">th</text:span> century. Historians of the 19<text:span text:style-name="T4">th</text:span> century liked to stress the moral decline of the VOC, as evidencd by the systemic corruption of its officials and the persistent drunkenness of its sailors.</text:p>
      <text:p text:style-name="P1"><text:tab/>The VOC had become more deeply implicated in Asian politics. Between 1640 and 1780, the percentage of the Company's income derived from tax-farming in the Indonesian archipelago shot up from ten percent to fifty (van Goor, 90). Profitable overseas trading simply requires a port at which one can dock and desirable goods. Profitable tax-farming requires a fine mesh of control that is capable of touching the individual. <text:s/>The VOC presented itself as a stabilizing force on the island of Java, the only available power to mediate the squabbles of Javanese sultans. In point of fact, the VOC had divded up the Sultanate of Mataram which had been a relatively stable Islamic kingdom from the 1570s until it was split up by the VOC in 1755. In any case, the Javanese elites recognized that the VOC was primarily interested in minimizing local quarrels through diplomacy rather than autocracy, and the Company acted as the substrate of Javanese politics for a number of decades. However, when the VOC proved unable to halt Bugis<text:note text:id="ftn0" text:note-class="footnote"><text:note-citation>1</text:note-citation><text:note-body><text:p text:style-name="Footnote">A people from originally from the Indonesia's third-largest island Sulawesi.</text:p></text:note-body></text:note> expansion in the Straits of Malacca, the Javanese immediately recognized that the company too impotent to act as a political guarantor. </text:p>
      <text:p text:style-name="P1"><text:tab/>There was a multitude of plans to restructure the VOC at the end of the eighteenth century, but these were still just scraps of paper when the Dutch republican regime collapsed to the “Patriots” in 1795 who, claiming to act for “constitutional restoration,” were essentially a French proxy force. (Roegiers and van Sas, 272). The staunchly republican constitution of May 1798 decreed that upon the <text:soft-page-break/>expiration of the Company's charter at midnight, December 31<text:span text:style-name="T4">st</text:span>, 1799, the company would be dissolved and all its debts and assets taken over by the state. The standing capital of roughly 6.4 million <text:s/>Dutch Florins was distributed among the shareholders. Many of the VOC's assets, including the Cape of Good Hope and Ceylon had already been ceded to the British, and the state assumed the VOC's debt of 134 million Dutch Florins, and the true cost of privatized colonialism was realized. </text:p>
      <text:p text:style-name="P1"><text:tab/>At the outset, the VOC seemed to be an optimal arrangement for Dutch merchants and government. In exchange for granting an import monopoly to a group of merchants, the state gained an armed fleet anxious to please their charter-signers by frustrating Dutch enemies abroad. As the decades rolled by and the organization spread, the state gradually found that the little-company-that-could directly controlled more and more of the country's economy. Once the company had gained critical mass, the original roles were reversed: the state could not <text:span text:style-name="T1">afford</text:span> to let the company fail. Too many of its citizens earned their bread working for the Company, too much of its tax revenue came from tariffs on the goods imported by the monopoly it had allowed to flourish. And finally, the political interests of home proved to be too important to be left in the hands of profit-seeking shareholders. From the perspective of 19<text:span text:style-name="T4">th</text:span> century Europeans watching the blanks on the map shrink, and commiting to increasingly nationalistic political projects at the expense of the old ruling families, the chartered company was no longer a viable model for exercising power abroad.</text:p>
      <text:p text:style-name="P1"><text:s/></text:p>
      <text:p text:style-name="P1"/>
      <text:p text:style-name="P1"/>
      <text:p text:style-name="P1">Personal Colonialism</text:p>
      <text:p text:style-name="P1"/>
      <text:p text:style-name="P1"><text:tab/>When the French republic fell and Napoleon began advancing through Europe, the south remained under control of the French, and the Batavian Republic became the Republic of Holland, a puppet government run by Napoleon's brother Louis. The French Empire controlled the whole of the Low countries until Napoleon's defeat at the battle of Leipzig in 1813, and the Dutch government-in-exile returned from London, forming the United Kingdom of the Netherlands after reunification with the south in 1815. </text:p>
      <text:p text:style-name="P1"><text:tab/>Only fifteen years later, the Kingdom began fragmenting. The French-speaking Catholic Walloons resented William I's autocratic rule from the Protestant north. Unemployment was high, and the Belgian provinces were underrepresented in parliament. After a performance at the Brussel's opera, a riot erupted, followed by uprisings in the rest of the country. A battle in Brussels forced the northern forces to withdraw, and at the London Conference, European powers recognized Belgian independence. In 1831 William attempted to reclaim Belgium, but was driven out with the assistance of the French military. A German prince from the inconsequential and debt-ridden duchy of Saxe-Coburg was installed as the first King of independent Belgium. </text:p>
      <text:p text:style-name="P1"><text:tab/>Leopold was a choice that satisfied the concerns of all the major European powers. His younger sister had been married off to the Russian Grand-Duke Constantine who was assumed to ascend the Russian throne soon. Six year old Leopold was made a Captain in the imperial Izmajlovski regiment, and by age twelve, a General of the Russian cavalry. As a prepubescent boy living in Coburg, this title didn't mean anything aside from the fact that his family had connections to the Russian power structure. When Napoleon swept through Germany, the “general” hid in the attic. After swearing an oath of loyalty to Napoleon, the Saxe-Coburg family got their duchy back. Leopold and his brother Ernst, the Duke of Saxe-Coburg, went to Paris to petition Napoleon to grant Leopold a place of service at the Imperial Court. After some time in Paris waiting for Napoleon to grant an audience, and sleeping with both Empress Jos<text:span text:style-name="T6">é</text:span><text:span text:style-name="T6">phine and her daughter Hortense de Beauharnais (who happened married to Napoleon's brother Louis, the puppet King of Holland)</text:span> in the interim, Leopold's request was refused. He resigned from the Russian army and wandered around Europe without anything better to do with his time. </text:p>
      <text:p text:style-name="P1"><text:soft-page-break/><text:tab/>When Napoleon set out to conquer Russia, Saxe-Coburg contributed 476 men to the disastrous campaign, 13 of whom returned home. When news of the French defeat reached Saxe-Coburg, they immediately changed sides, and Leopold presented himself to Tsar Alexander. He was reinstated as a General, and since he was now 22, actually had to act in that capacity. In 1813 he helped win one of the skirmishes leading up to the battle of Leipzig which allowed the Dutch to reclaim soveriegnty over the Low Countries. The Tsar indulged in some meddling aimed at spoiling the engagement between Princess Charlotte the future Queen of England, and William I of the Netherlands. After a tedious royal soap opera, the Tsar's machinations succeeded, and Leopold gained British nationality, the rank of Field Marshall, and Charlotte's hand in marriage. In 1817, Charlotte died in childbirth, and Leopold was once again left to his own devices. He nursed the stipend granted him through his marriage contract, and mingled with the English aristocracy who quickly realized he was a rambling fool. </text:p>
      <text:p text:style-name="P1"><text:tab/>In 1829 the Turkish sultan granted his rebellious province of Greece independence. The Greek guerrillas had chosen Count Io<text:span text:style-name="T6">ánnis Kapodístrias to be the president of a republic, but this was not to the taste of the Great Powers, who had settled their minds on Greece becoming a kingdom. Leopold lobbied hard to become King of Greece, but after he overcame the objections of King George IV, he got cold feet and renounced the title. However, within a year, he would be crowned the King of Belgium.</text:span></text:p>
      <text:p text:style-name="P2"><text:tab/>The revolutionaries who had enlisted the help of the French military to drive the forces of William I out of Belgium hoped that they would be summarily absorbed by France, but knew that they had to respect the wishes of Britain. The majority of the people living in Belgium never had any particular desire to secede from the Netherlands. As Paul Belien writes, “Being an artificial construction and not a nation, Belgium never became a fatherland that was loved by its people. Some loved France, some loved the Netherlands, others loved their local Flemish or Walloon communities, but no one loved Belgium. Those who defended Belgium did so because it was their gravy train. One of these was Leopold.” (41-42)</text:p>
      <text:p text:style-name="P1"><text:span text:style-name="T6"><text:tab/>Leopold was forty years old. He had spent his life drifting through the densely interconnected web of European royalty. He had switched loyalties when it suited him, been on the verge of assuming the throne of Britain and later Greece, and was universally recognized as slow-witted, dull, miserly and opportunistic. Once Belgium had been recognized by the Netherlands in 1831, however, his numerous failings didn't particularly matter – he was obliged by the British not to become a client of the French, and he was obliged by the French not to become a client of the Dutch. In 1837 Leopold's niece Victoria had become the Queen of Britain, and King Willem of the Netherlands couldn't risk reclaiming Belgium without provoking the intervention of Britain on behalf of its regent's favourite uncle. The circle of treaties, loyalties, threats and marriages had been closed. In a nation defined by political opportunism in the absence of a common language, religion or political purpose, a German prince from the irrelevant (and still massively indebted) Duchy of Saxe-Coburg who had spent his life short-sightedly grasping chances as they drifted his way, was crowned King of the Opportunists.</text:span></text:p>
      <text:p text:style-name="P1"><text:tab/>In the year of Leopold I's acension to the Belgian throne, there were only two European settlements in Africa: the British had held a colony in the Cape since 1652, and the French had come to Algeria in 1830. Leopold I had imperial aspirations, but was frustrated by his apathetic subjects who, being indifferent (or hostile) to the Belgian flag on their own soil, could care less about seeing it fly overseas. In 1842 Belgium sent 900 Flemish peasants to the swamps of eastern Guatemala – five years later, half of them were dead, and the rest brought back to their homeland. This miserable adventure promted the Belgian government to veto Leopold's plan to colonize Abyssinia (modern-day Ethiopia and Eritrea).</text:p>
      <text:p text:style-name="P1"><text:tab/>So Leopold stayed home, produced four children, crushed Orangist opposition, bought the press, and invested heavily in the <text:span text:style-name="T1">Soci</text:span><text:span text:style-name="T8">été Générale</text:span><text:span text:style-name="T6"> (SG hereafter), a giant holdings company originally founded by King Willem of the Kingdom of the Netherlands to promote investment in the south. The SG controlled a substantial portion of Belgium's economy, and although the SG was essentially an organ of the State (especially after Leopold had bought its chief executive officer with a Countdom), it </text:span><text:soft-page-break/><text:span text:style-name="T6">was not nationalized in the modern sense of the word. Leopold had simply bought enough shares of the company at the centre of his country's economy to profit as a private citizen, and his influence over the company was subject to no constitutional or parliamentary oversight. In addition to the SG, he became one of the owners of the Belgian National Bank, a private institution with a monopoly to issue money in Belgium. Although he had to ensure no one was so dissatisfied (or poorly paid) as to question his rule, his reign was almost as absolute as could be: he had the power to dissolve the government at his convenience, he owned the press, fostered close relationships with the Catholic power structure, and held a virtual monopoly on Belgium's economy through his stake in the SG and the Belgian National Bank. His familial allegience with Britain blocked the possibility of foreign intervention. For all intents and purposes, Belgium was the personal possession of Leopold. </text:span></text:p>
      <text:p text:style-name="P1"><text:tab/>Although the SG had (unsurprisingly) agreed to finance the Abyssinian colony, Leopold I was disuaded from aggressively pursuing a colonial project by ordinary Belgians' disinterest and parliament's objections. His son, the Duke of Brabant, came to the problem from the opposite side: instead of ceding nationalism as <text:s/>a prerequisite for colonialism, colonialism was recognized as a potential <text:span text:style-name="T1">source</text:span> of nationalism. The general plan was to acquire a colony as a personal possession (much as his family treated Belgium as a personal possession) and at some later point, bequeath the colony to the State, granting the people of Belgium something to hold in common aside from the general distaste for the Saxe-Coburg family. </text:p>
      <text:p text:style-name="P1"><text:tab/>The idea for a private colony (as opposed to a privatized colony) was not unprecedented. Were travel not so prohibitively expensive in the seventeenth century as to necessitate the formation of companies beholden to the state, the history of European colonialism would likely be a history of a thousand personal autocracies run by the wealthy megalomaniacs of Europe. As things stood, there had <text:s/>only been one personal colony thus far: Sarawak.</text:p>
      <text:p text:style-name="P1"><text:tab/>Sarawak is presently a province of Malaysia, a slice of land running along the north-west coast of the island of Borneo. A certain Sir James Brooke had resigned from his military employ in India, and was ambling through the </text:p>
      <text:p text:style-name="P1"><text:tab/></text:p>
      <text:p text:style-name="P1"/>
      <text:p text:style-name="P1"/>
      <text:p text:style-name="P1">(scramble for Africa)</text:p>
      <text:p text:style-name="P1"/>
      <text:p text:style-name="P1">Personal Colonialism</text:p>
      <text:p text:style-name="P1"/>
      <text:p text:style-name="P1"/>
      <text:p text:style-name="P1"/>
      <text:p text:style-name="P1"><text:s/>until 1831 when he returned to Germany, bought a castle, enjoyed a few love affairs, and stood in his brother's stead when the duke went abroad. </text:p>
      <text:p text:style-name="P1"/>
      <text:p text:style-name="P1"/>
      <text:p text:style-name="Standard"><text:span text:style-name="T2"><text:tab/>The parties attending the negotiations of 1602 were the directors of the six companies, delegates from Zeeland, the Advocate of Holland (van Oldenbarneveldt) and the </text:span><text:span text:style-name="T1">Stadholder</text:span><text:span text:style-name="T2">, Prince Maurits. The latter latter two represented the Dutch bourgeoisie and nobility respectively, and after independence from Spain in both fact and name was finally gained in 1648, unan easy balance of power was struck between the </text:span></text:p>
      <text:p text:style-name="P1"/>
      <text:p text:style-name="P1"><text:tab/></text:p>
      <text:p text:style-name="P1"/>
      <text:p text:style-name="P1">On the government's part, the formation of a large commercial enterprise capable of damaging </text:p>
      <text:p text:style-name="P1"/>
      <text:p text:style-name="P1"><text:soft-page-break/></text:p>
      <text:p text:style-name="P1">and although the government granting the charter technically had no authority over territory already claimed by Spain and Portugal claimed <text:s/>Johan van Oldenbarneveldt, the Advocate of Holland argued that the </text:p>
      <text:p text:style-name="P1"/>
      <text:p text:style-name="P1">a means of <text:s text:c="2"/>These charters expired after a period of time –. </text:p>
      <text:p text:style-name="Standard"/>
      <text:p text:style-name="Standard">By the time Belgium became an independent kingdom, seceeding from the United Kingdom of the Netherlands in 1830, much of the globe was ruled by a handful of European countries. </text:p>
      <text:p text:style-name="Standard"/>
      <text:p text:style-name="Standard"/>
      <text:p text:style-name="P1">Nationalized Colonialism</text:p>
      <text:p text:style-name="P1"/>
      <text:p text:style-name="P2"><text:s/>The British East India Company came under greater parliamentary control beginning in 1773 until the company was liquidated and its function transferred to the Crown by the Government of India Act 1858. By this point, however, Britain was a constitutional monarchy, and although Queen Victoria was declared “Empress of India,” this role was largely symbolic, and the day to day affairs of the colony were controlled by a web of bureaucracy reaching from the British Raj (as the colony in India came to be known) ultimately terminating in Parli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0T14:28:36</meta:creation-date>
    <dc:date>2009-08-16T20:59:48</dc:date>
    <meta:editing-duration>PT113H52M42S</meta:editing-duration>
    <meta:editing-cycles>37</meta:editing-cycles>
    <meta:generator>OpenOffice.org/3.0$Linux OpenOffice.org_project/300m15$Build-9379</meta:generator>
    <meta:document-statistic meta:table-count="0" meta:image-count="0" meta:object-count="0" meta:page-count="6" meta:paragraph-count="41" meta:word-count="3445" meta:character-count="21456"/>
    <meta:user-defined meta:name="Info 1"/>
    <meta:user-defined meta:name="Info 2"/>
    <meta:user-defined meta:name="Info 3"/>
    <meta:user-defined meta:name="Info 4"/>
  </office:meta>
</office:document-meta>
</file>